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4e1e" officeooo:paragraph-rsid="00044e1e"/>
    </style:style>
    <style:style style:name="T1" style:family="text">
      <style:text-properties officeooo:rsid="00072ef1"/>
    </style:style>
    <style:style style:name="T2" style:family="text">
      <style:text-properties officeooo:rsid="00097ce9"/>
    </style:style>
    <style:style style:name="T3" style:family="text">
      <style:text-properties officeooo:rsid="000ec8b6"/>
    </style:style>
    <style:style style:name="T4" style:family="text">
      <style:text-properties officeooo:rsid="00107f1f"/>
    </style:style>
    <style:style style:name="T5" style:family="text">
      <style:text-properties officeooo:rsid="0017b4f8"/>
    </style:style>
    <style:style style:name="T6" style:family="text">
      <style:text-properties officeooo:rsid="0019215b"/>
    </style:style>
    <style:style style:name="T7" style:family="text">
      <style:text-properties officeooo:rsid="001acc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herman</text:p>
      <text:p text:style-name="P1">Monica White</text:p>
      <text:p text:style-name="P1">Elizabeth Smith</text:p>
      <text:p text:style-name="P1"/>
      <text:p text:style-name="P1"><text:tab/>Playing Planning Poker helped with story point estimation. We were able to compromise on all of the stories after talking through them. <text:span text:style-name="T1">Some of the stories we disagreed on at first were the emergency system and the broken dinosaur pen alert system. After discussing how hard it would be to send out text messages to everyone and have a sensor for the dinosaur pens, we agreed that these tasks were harder than some of us had initially thought.</text:span></text:p>
      <text:p text:style-name="P1"><text:tab/><text:span text:style-name="T2">Our means of communication was a mix of meeting in person and GroupMe. The time of day of the meetings fluctuated, but when we met in person it was usually in the evening. The length of our daily scrums varied greatly, and depended on whether we were meeting up to code together for a few hours or just checking in on GroupMe.</text:span></text:p>
      <text:p text:style-name="P1"><text:tab/><text:span text:style-name="T3">TEST SUITE ANSWERS HERE</text:span></text:p>
      <text:p text:style-name="P1"><text:tab/><text:span text:style-name="T4">We had a learning curve with Git at first, but eventually got used to it. Using Git is easier than manually mering code. We never had to revert our changes to a previous point. The entire team used it often and pushed every time we had a new update to the code.</text:span></text:p>
      <text:p text:style-name="P1"><text:tab/><text:span text:style-name="T5">VELOCITY/STORY POINTS</text:span></text:p>
      <text:p text:style-name="P1"><text:tab/><text:span text:style-name="T6">MORE STORY POINTS</text:span></text:p>
      <text:p text:style-name="P1"><text:tab/><text:span text:style-name="T7">To increase the velocity of our next sprint, we could put more hours into this project. We could also break the scrum down more and assign tasks to be done by the end of the day. I don’t think we would do scrum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32:04.956702025</meta:creation-date>
    <dc:date>2018-02-02T22:48:52.443730207</dc:date>
    <meta:editing-duration>PT2H16M41S</meta:editing-duration>
    <meta:editing-cycles>17</meta:editing-cycles>
    <meta:generator>LibreOffice/5.1.6.2$Linux_X86_64 LibreOffice_project/10m0$Build-2</meta:generator>
    <meta:document-statistic meta:table-count="0" meta:image-count="0" meta:object-count="0" meta:page-count="1" meta:paragraph-count="10" meta:word-count="251" meta:character-count="1353" meta:non-whitespace-character-count="1105"/>
  </office:meta>
</office:document-meta>
</file>